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1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3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31" table:default-cell-style-name="ce16"/>
        <table:table-column table:style-name="co7" table:default-cell-style-name="ce16"/>
        <table:table-column table:style-name="co6" table:number-columns-repeated="3" table:default-cell-style-name="ce16"/>
        <table:table-column table:style-name="co8" table:default-cell-style-name="ce16"/>
        <table:table-column table:style-name="co9" table:default-cell-style-name="ce16"/>
        <table:table-column table:style-name="co1" table:number-columns-repeated="16342" table:default-cell-style-name="ce16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6" table:style-name="ce5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104" table:content-validation-name="val2" table:style-name="ce25">
            <text:p>10104.00</text:p>
          </table:table-cell>
          <table:table-cell office:value-type="float" office:value="9209.4624849687134" table:content-validation-name="val1" table:style-name="ce27">
            <text:p>9209.46</text:p>
          </table:table-cell>
          <table:table-cell office:value-type="float" office:value="20790" table:content-validation-name="val2" table:style-name="ce25">
            <text:p>20790.00</text:p>
          </table:table-cell>
          <table:table-cell office:value-type="float" office:value="19646.173986478119" table:content-validation-name="val1" table:style-name="ce27">
            <text:p>19646.17</text:p>
          </table:table-cell>
          <table:table-cell office:value-type="float" office:value="14455" table:content-validation-name="val2" table:style-name="ce25">
            <text:p>14455.00</text:p>
          </table:table-cell>
          <table:table-cell office:value-type="float" office:value="13986.9283558526" table:content-validation-name="val1" table:style-name="ce27">
            <text:p>13986.93</text:p>
          </table:table-cell>
          <table:table-cell office:value-type="float" office:value="5599" table:content-validation-name="val2" table:style-name="ce25">
            <text:p>5599.00</text:p>
          </table:table-cell>
          <table:table-cell office:value-type="float" office:value="5467.0929504509022" table:content-validation-name="val1" table:style-name="ce27">
            <text:p>5467.09</text:p>
          </table:table-cell>
          <table:table-cell office:value-type="float" office:value="370" table:content-validation-name="val2" table:style-name="ce25">
            <text:p>370.00</text:p>
          </table:table-cell>
          <table:table-cell office:value-type="float" office:value="364.59" table:content-validation-name="val1" table:style-name="ce27">
            <text:p>364.59</text:p>
          </table:table-cell>
          <table:table-cell office:value-type="float" office:value="151" table:content-validation-name="val2" table:style-name="ce25">
            <text:p>151.00</text:p>
          </table:table-cell>
          <table:table-cell office:value-type="float" office:value="149.03" table:content-validation-name="val1" table:style-name="ce27">
            <text:p>149.03</text:p>
          </table:table-cell>
          <table:table-cell office:value-type="float" office:value="51469" table:style-name="ce7">
            <text:p>51,469</text:p>
          </table:table-cell>
          <table:table-cell office:value-type="float" office:value="48823.277777750329" table:style-name="ce8">
            <text:p>48,823.28</text:p>
          </table:table-cell>
          <table:table-cell office:value-type="float" office:value="1814" table:content-validation-name="val4" table:style-name="ce31">
            <text:p>1814</text:p>
          </table:table-cell>
          <table:table-cell office:value-type="float" office:value="1673.04" table:content-validation-name="val1" table:style-name="ce29">
            <text:p>1673.04</text:p>
          </table:table-cell>
          <table:table-cell office:value-type="float" office:value="392" table:content-validation-name="val4" table:style-name="ce31">
            <text:p>392</text:p>
          </table:table-cell>
          <table:table-cell office:value-type="float" office:value="386.3" table:content-validation-name="val1" table:style-name="ce29">
            <text:p>386.3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2206" table:style-name="ce7">
            <text:p>2,206</text:p>
          </table:table-cell>
          <table:table-cell office:value-type="float" office:value="2059.33" table:style-name="ce8">
            <text:p>2,059.33</text:p>
          </table:table-cell>
          <table:table-cell table:style-name="ce10"/>
          <table:table-cell office:value-type="float" office:value="53675" table:style-name="ce7">
            <text:p>53,675</text:p>
          </table:table-cell>
          <table:table-cell office:value-type="float" office:value="50882.607777750331" table:style-name="ce8">
            <text:p>50,882.61</text:p>
          </table:table-cell>
          <table:table-cell office:value-type="currency" office:value="231162099.88" table:content-validation-name="val5" table:style-name="ce11">
            <text:p>£231,162,099.88</text:p>
          </table:table-cell>
          <table:table-cell office:value-type="currency" office:value="15676905.770000009" table:content-validation-name="val5" table:style-name="ce11">
            <text:p>£15,676,905.77</text:p>
          </table:table-cell>
          <table:table-cell office:value-type="currency" office:value="12812069.979999999" table:content-validation-name="val5" table:style-name="ce11">
            <text:p>£12,812,069.98</text:p>
          </table:table-cell>
          <table:table-cell office:value-type="currency" office:value="2974418.6700000004" table:content-validation-name="val5" table:style-name="ce11">
            <text:p>£2,974,418.67</text:p>
          </table:table-cell>
          <table:table-cell office:value-type="currency" office:value="49782349.490000002" table:content-validation-name="val5" table:style-name="ce11">
            <text:p>£49,782,349.49</text:p>
          </table:table-cell>
          <table:table-cell office:value-type="currency" office:value="24111033.330000002" table:content-validation-name="val5" table:style-name="ce11">
            <text:p>£24,111,033.33</text:p>
          </table:table-cell>
          <table:table-cell office:value-type="currency" office:value="336518877.11999995" table:style-name="ce12">
            <text:p>£336,518,877.12</text:p>
          </table:table-cell>
          <table:table-cell office:value-type="currency" office:value="12957061.98" table:content-validation-name="val5" table:style-name="ce13">
            <text:p>£12,957,061.98</text:p>
          </table:table-cell>
          <table:table-cell office:value-type="currency" office:value="5149981.3999999994" table:content-validation-name="val5" table:style-name="ce13">
            <text:p>£5,149,981.40</text:p>
          </table:table-cell>
          <table:table-cell office:value-type="currency" office:value="18107043.379999999" table:style-name="ce12">
            <text:p>£18,107,043.38</text:p>
          </table:table-cell>
          <table:table-cell office:value-type="currency" office:value="354625920.49999994" table:style-name="ce14">
            <text:p>£354,625,920.50</text:p>
          </table:table-cell>
          <table:table-cell office:value-type="string" table:style-name="ce15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2" table:content-validation-name="val2" table:style-name="ce25">
            <text:p>422.00</text:p>
          </table:table-cell>
          <table:table-cell office:value-type="float" office:value="329.75" table:content-validation-name="val1" table:style-name="ce27">
            <text:p>329.75</text:p>
          </table:table-cell>
          <table:table-cell office:value-type="float" office:value="327" table:content-validation-name="val2" table:style-name="ce25">
            <text:p>327.00</text:p>
          </table:table-cell>
          <table:table-cell office:value-type="float" office:value="297.67" table:content-validation-name="val1" table:style-name="ce27">
            <text:p>297.67</text:p>
          </table:table-cell>
          <table:table-cell office:value-type="float" office:value="545" table:content-validation-name="val2" table:style-name="ce25">
            <text:p>545.00</text:p>
          </table:table-cell>
          <table:table-cell office:value-type="float" office:value="523.20000000000005" table:content-validation-name="val1" table:style-name="ce27">
            <text:p>523.20</text:p>
          </table:table-cell>
          <table:table-cell office:value-type="float" office:value="113" table:content-validation-name="val2" table:style-name="ce25">
            <text:p>113.00</text:p>
          </table:table-cell>
          <table:table-cell office:value-type="float" office:value="110.24" table:content-validation-name="val1" table:style-name="ce27">
            <text:p>110.24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8" table:content-validation-name="val1" table:style-name="ce27">
            <text:p>7.80</text:p>
          </table:table-cell>
          <table:table-cell table:content-validation-name="val2" table:style-name="ce25"/>
          <table:table-cell table:content-validation-name="val1" table:style-name="ce27"/>
          <table:table-cell office:value-type="float" office:value="1415" table:style-name="ce7">
            <text:p>1,415</text:p>
          </table:table-cell>
          <table:table-cell office:value-type="float" office:value="1268.6600000000001" table:style-name="ce8">
            <text:p>1,268.66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4" table:content-validation-name="val1" table:style-name="ce29">
            <text:p>14.00</text:p>
          </table:table-cell>
          <table:table-cell office:value-type="float" office:value="14" table:content-validation-name="val3" table:style-name="ce33">
            <text:p>14.0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8">
            <text:p>14.00</text:p>
          </table:table-cell>
          <table:table-cell table:style-name="ce10"/>
          <table:table-cell office:value-type="float" office:value="1429" table:style-name="ce7">
            <text:p>1,429</text:p>
          </table:table-cell>
          <table:table-cell office:value-type="float" office:value="1282.6600000000001" table:style-name="ce8">
            <text:p>1,282.66</text:p>
          </table:table-cell>
          <table:table-cell office:value-type="currency" office:value="3997679.0200000005" table:content-validation-name="val5" table:style-name="ce11">
            <text:p>£3,997,679.02</text:p>
          </table:table-cell>
          <table:table-cell office:value-type="currency" office:value="25277.23" table:content-validation-name="val5" table:style-name="ce11">
            <text:p>£25,277.23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382712.93" table:content-validation-name="val5" table:style-name="ce11">
            <text:p>£382,712.93</text:p>
          </table:table-cell>
          <table:table-cell office:value-type="currency" office:value="1121716.48" table:content-validation-name="val5" table:style-name="ce11">
            <text:p>£1,121,716.48</text:p>
          </table:table-cell>
          <table:table-cell office:value-type="currency" office:value="558204.54" table:content-validation-name="val5" table:style-name="ce11">
            <text:p>£558,204.54</text:p>
          </table:table-cell>
          <table:table-cell office:value-type="currency" office:value="6085590.2000000002" table:style-name="ce12">
            <text:p>£6,085,590.20</text:p>
          </table:table-cell>
          <table:table-cell office:value-type="currency" office:value="261136.59" table:content-validation-name="val5" table:style-name="ce13">
            <text:p>£261,136.59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261136.59" table:style-name="ce12">
            <text:p>£261,136.59</text:p>
          </table:table-cell>
          <table:table-cell office:value-type="currency" office:value="6346726.79" table:style-name="ce14">
            <text:p>£6,346,726.79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2" table:content-validation-name="val2" table:style-name="ce25">
            <text:p>32.00</text:p>
          </table:table-cell>
          <table:table-cell office:value-type="float" office:value="31.08" table:content-validation-name="val1" table:style-name="ce27">
            <text:p>31.08</text:p>
          </table:table-cell>
          <table:table-cell office:value-type="float" office:value="126" table:content-validation-name="val2" table:style-name="ce25">
            <text:p>126.00</text:p>
          </table:table-cell>
          <table:table-cell office:value-type="float" office:value="121.3" table:content-validation-name="val1" table:style-name="ce27">
            <text:p>121.30</text:p>
          </table:table-cell>
          <table:table-cell office:value-type="float" office:value="675" table:content-validation-name="val2" table:style-name="ce25">
            <text:p>675.00</text:p>
          </table:table-cell>
          <table:table-cell office:value-type="float" office:value="644.83000000000004" table:content-validation-name="val1" table:style-name="ce27">
            <text:p>644.83</text:p>
          </table:table-cell>
          <table:table-cell office:value-type="float" office:value="111" table:content-validation-name="val2" table:style-name="ce25">
            <text:p>111.00</text:p>
          </table:table-cell>
          <table:table-cell office:value-type="float" office:value="108.83" table:content-validation-name="val1" table:style-name="ce27">
            <text:p>108.83</text:p>
          </table:table-cell>
          <table:table-cell office:value-type="float" office:value="11" table:content-validation-name="val2" table:style-name="ce25">
            <text:p>11.00</text:p>
          </table:table-cell>
          <table:table-cell office:value-type="float" office:value="11" table:content-validation-name="val1" table:style-name="ce27">
            <text:p>11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1" table:content-validation-name="val1" table:style-name="ce27">
            <text:p>1.00</text:p>
          </table:table-cell>
          <table:table-cell office:value-type="float" office:value="956" table:style-name="ce7">
            <text:p>956</text:p>
          </table:table-cell>
          <table:table-cell office:value-type="float" office:value="918.04000000000008" table:style-name="ce8">
            <text:p>918.04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" table:content-validation-name="val4" table:style-name="ce31">
            <text:p>1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1" table:content-validation-name="val3" table:style-name="ce33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.00</text:p>
          </table:table-cell>
          <table:table-cell table:style-name="ce10"/>
          <table:table-cell office:value-type="float" office:value="958" table:style-name="ce7">
            <text:p>958</text:p>
          </table:table-cell>
          <table:table-cell office:value-type="float" office:value="920.04000000000008" table:style-name="ce8">
            <text:p>920.04</text:p>
          </table:table-cell>
          <table:table-cell office:value-type="currency" office:value="3321007" table:content-validation-name="val5" table:style-name="ce11">
            <text:p>£3,321,007.00</text:p>
          </table:table-cell>
          <table:table-cell office:value-type="currency" office:value="143259" table:content-validation-name="val5" table:style-name="ce11">
            <text:p>£143,259.00</text:p>
          </table:table-cell>
          <table:table-cell office:value-type="currency" office:value="170915" table:content-validation-name="val5" table:style-name="ce11">
            <text:p>£170,915.00</text:p>
          </table:table-cell>
          <table:table-cell office:value-type="currency" office:value="16624" table:content-validation-name="val5" table:style-name="ce11">
            <text:p>£16,624.00</text:p>
          </table:table-cell>
          <table:table-cell office:value-type="currency" office:value="1013148" table:content-validation-name="val5" table:style-name="ce11">
            <text:p>£1,013,148.00</text:p>
          </table:table-cell>
          <table:table-cell office:value-type="currency" office:value="487481" table:content-validation-name="val5" table:style-name="ce11">
            <text:p>£487,481.00</text:p>
          </table:table-cell>
          <table:table-cell office:value-type="currency" office:value="5152434" table:style-name="ce12">
            <text:p>£5,152,434.00</text:p>
          </table:table-cell>
          <table:table-cell office:value-type="currency" office:value="-6555" table:content-validation-name="val5" table:style-name="ce13">
            <text:p>-£6,555.00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-6555" table:style-name="ce12">
            <text:p>-£6,555.00</text:p>
          </table:table-cell>
          <table:table-cell office:value-type="currency" office:value="5145879" table:style-name="ce14">
            <text:p>£5,145,879.00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17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17">
            <text:p>Immigration Advice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17">
            <text:p>Home Office</text:p>
          </table:table-cell>
          <table:table-cell office:value-type="float" office:value="10" table:content-validation-name="val2" table:style-name="ce35">
            <text:p>10.00</text:p>
          </table:table-cell>
          <table:table-cell office:value-type="float" office:value="9.2200000000000006" table:content-validation-name="val1" table:style-name="ce35">
            <text:p>9.22</text:p>
          </table:table-cell>
          <table:table-cell office:value-type="float" office:value="13" table:content-validation-name="val2" table:style-name="ce35">
            <text:p>13.00</text:p>
          </table:table-cell>
          <table:table-cell office:value-type="float" office:value="12.5" table:content-validation-name="val1" table:style-name="ce35">
            <text:p>12.50</text:p>
          </table:table-cell>
          <table:table-cell office:value-type="float" office:value="43" table:content-validation-name="val2" table:style-name="ce35">
            <text:p>43.00</text:p>
          </table:table-cell>
          <table:table-cell office:value-type="float" office:value="4.58" table:content-validation-name="val1" table:style-name="ce35">
            <text:p>4.58</text:p>
          </table:table-cell>
          <table:table-cell office:value-type="float" office:value="11" table:content-validation-name="val2" table:style-name="ce35">
            <text:p>11.00</text:p>
          </table:table-cell>
          <table:table-cell office:value-type="float" office:value="11" table:content-validation-name="val1" table:style-name="ce35">
            <text:p>11.00</text:p>
          </table:table-cell>
          <table:table-cell office:value-type="float" office:value="2" table:content-validation-name="val2" table:style-name="ce35">
            <text:p>2.00</text:p>
          </table:table-cell>
          <table:table-cell office:value-type="float" office:value="2" table:content-validation-name="val1" table:style-name="ce35">
            <text:p>2.00</text:p>
          </table:table-cell>
          <table:table-cell office:value-type="float" office:value="0.6" table:content-validation-name="val2" table:style-name="ce35">
            <text:p>0.60</text:p>
          </table:table-cell>
          <table:table-cell office:value-type="float" office:value="0.6" table:content-validation-name="val1" table:style-name="ce35">
            <text:p>0.60</text:p>
          </table:table-cell>
          <table:table-cell office:value-type="float" office:value="79.599999999999994" table:style-name="ce7">
            <text:p>80</text:p>
          </table:table-cell>
          <table:table-cell office:value-type="float" office:value="39.9" table:style-name="ce8">
            <text:p>39.9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3" table:style-name="ce3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20"/>
          <table:table-cell office:value-type="float" office:value="79.599999999999994" table:style-name="ce7">
            <text:p>80</text:p>
          </table:table-cell>
          <table:table-cell office:value-type="float" office:value="39.9" table:style-name="ce8">
            <text:p>39.90</text:p>
          </table:table-cell>
          <table:table-cell office:value-type="currency" office:value="286022" table:content-validation-name="val5" table:style-name="ce11">
            <text:p>£286,022.00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496" table:content-validation-name="val5" table:style-name="ce11">
            <text:p>£496.00</text:p>
          </table:table-cell>
          <table:table-cell office:value-type="currency" office:value="82872" table:content-validation-name="val5" table:style-name="ce11">
            <text:p>£82,872.00</text:p>
          </table:table-cell>
          <table:table-cell office:value-type="currency" office:value="38854" table:content-validation-name="val5" table:style-name="ce11">
            <text:p>£38,854.00</text:p>
          </table:table-cell>
          <table:table-cell office:value-type="currency" office:value="408244" table:style-name="ce12">
            <text:p>£408,244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08244" table:style-name="ce12">
            <text:p>£408,244.00</text:p>
          </table:table-cell>
          <table:table-cell table:style-name="ce17"/>
          <table:table-cell table:number-columns-repeated="9" table:style-name="ce22"/>
          <table:table-cell table:number-columns-repeated="16333" table:style-name="ce23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5">
            <text:p>94.00</text:p>
          </table:table-cell>
          <table:table-cell office:value-type="float" office:value="88.1" table:content-validation-name="val1" table:style-name="ce27">
            <text:p>88.10</text:p>
          </table:table-cell>
          <table:table-cell office:value-type="float" office:value="112" table:content-validation-name="val2" table:style-name="ce25">
            <text:p>112.00</text:p>
          </table:table-cell>
          <table:table-cell office:value-type="float" office:value="110.39" table:content-validation-name="val1" table:style-name="ce27">
            <text:p>110.39</text:p>
          </table:table-cell>
          <table:table-cell office:value-type="float" office:value="124" table:content-validation-name="val2" table:style-name="ce25">
            <text:p>124.00</text:p>
          </table:table-cell>
          <table:table-cell office:value-type="float" office:value="122.82" table:content-validation-name="val1" table:style-name="ce27">
            <text:p>122.82</text:p>
          </table:table-cell>
          <table:table-cell office:value-type="float" office:value="34" table:content-validation-name="val2" table:style-name="ce25">
            <text:p>34.00</text:p>
          </table:table-cell>
          <table:table-cell office:value-type="float" office:value="33" table:content-validation-name="val1" table:style-name="ce27">
            <text:p>33.00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6.6" table:content-validation-name="val1" table:style-name="ce27">
            <text:p>6.60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1.1100000000000001" table:content-validation-name="val1" table:style-name="ce27">
            <text:p>1.11</text:p>
          </table:table-cell>
          <table:table-cell office:value-type="float" office:value="380" table:style-name="ce7">
            <text:p>380</text:p>
          </table:table-cell>
          <table:table-cell office:value-type="float" office:value="362.02000000000004" table:style-name="ce8">
            <text:p>362.02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1" table:content-validation-name="val3" table:style-name="ce33">
            <text:p>1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.00</text:p>
          </table:table-cell>
          <table:table-cell table:style-name="ce10"/>
          <table:table-cell office:value-type="float" office:value="381" table:style-name="ce7">
            <text:p>381</text:p>
          </table:table-cell>
          <table:table-cell office:value-type="float" office:value="363.02000000000004" table:style-name="ce8">
            <text:p>363.02</text:p>
          </table:table-cell>
          <table:table-cell office:value-type="currency" office:value="1300135.2800000003" table:content-validation-name="val5" table:style-name="ce11">
            <text:p>£1,300,135.28</text:p>
          </table:table-cell>
          <table:table-cell office:value-type="currency" office:value="16393.57" table:content-validation-name="val5" table:style-name="ce11">
            <text:p>£16,393.57</text:p>
          </table:table-cell>
          <table:table-cell office:value-type="currency" office:value="750" table:content-validation-name="val5" table:style-name="ce11">
            <text:p>£750.00</text:p>
          </table:table-cell>
          <table:table-cell office:value-type="currency" office:value="3923.7" table:content-validation-name="val5" table:style-name="ce11">
            <text:p>£3,923.70</text:p>
          </table:table-cell>
          <table:table-cell office:value-type="currency" office:value="355278.01" table:content-validation-name="val5" table:style-name="ce11">
            <text:p>£355,278.01</text:p>
          </table:table-cell>
          <table:table-cell office:value-type="currency" office:value="173401.62" table:content-validation-name="val5" table:style-name="ce11">
            <text:p>£173,401.62</text:p>
          </table:table-cell>
          <table:table-cell office:value-type="currency" office:value="1849882.1800000002" table:style-name="ce12">
            <text:p>£1,849,882.18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10900.56" table:content-validation-name="val5" table:style-name="ce13">
            <text:p>£10,900.56</text:p>
          </table:table-cell>
          <table:table-cell office:value-type="currency" office:value="10900.56" table:style-name="ce12">
            <text:p>£10,900.56</text:p>
          </table:table-cell>
          <table:table-cell office:value-type="currency" office:value="1860782.7400000002" table:style-name="ce14">
            <text:p>£1,860,782.74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6">
            <text:p>7.00</text:p>
          </table:table-cell>
          <table:table-cell office:value-type="float" office:value="6" table:content-validation-name="val1" table:style-name="ce28">
            <text:p>6.00</text:p>
          </table:table-cell>
          <table:table-cell office:value-type="float" office:value="10" table:content-validation-name="val2" table:style-name="ce26">
            <text:p>10.00</text:p>
          </table:table-cell>
          <table:table-cell office:value-type="float" office:value="8.6" table:content-validation-name="val1" table:style-name="ce28">
            <text:p>8.60</text:p>
          </table:table-cell>
          <table:table-cell office:value-type="float" office:value="83" table:content-validation-name="val2" table:style-name="ce26">
            <text:p>83.00</text:p>
          </table:table-cell>
          <table:table-cell office:value-type="float" office:value="80.12" table:content-validation-name="val1" table:style-name="ce28">
            <text:p>80.12</text:p>
          </table:table-cell>
          <table:table-cell office:value-type="float" office:value="9" table:content-validation-name="val2" table:style-name="ce26">
            <text:p>9.00</text:p>
          </table:table-cell>
          <table:table-cell office:value-type="float" office:value="8.6199999999999992" table:content-validation-name="val1" table:style-name="ce28">
            <text:p>8.62</text:p>
          </table:table-cell>
          <table:table-cell office:value-type="float" office:value="3" table:content-validation-name="val2" table:style-name="ce26">
            <text:p>3.00</text:p>
          </table:table-cell>
          <table:table-cell office:value-type="float" office:value="3" table:content-validation-name="val1" table:style-name="ce28">
            <text:p>3.00</text:p>
          </table:table-cell>
          <table:table-cell office:value-type="float" office:value="0" table:content-validation-name="val2" table:style-name="ce26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2" table:style-name="ce7">
            <text:p>112</text:p>
          </table:table-cell>
          <table:table-cell office:value-type="float" office:value="106.34" table:style-name="ce8">
            <text:p>106.34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3" table:style-name="ce3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10"/>
          <table:table-cell office:value-type="float" office:value="112" table:style-name="ce7">
            <text:p>112</text:p>
          </table:table-cell>
          <table:table-cell office:value-type="float" office:value="106.34" table:style-name="ce8">
            <text:p>106.34</text:p>
          </table:table-cell>
          <table:table-cell office:value-type="currency" office:value="340289.4099999998" table:content-validation-name="val5" table:style-name="ce21">
            <text:p>£340,289.41</text:p>
          </table:table-cell>
          <table:table-cell office:value-type="currency" office:value="4889.4399999999987" table:content-validation-name="val5" table:style-name="ce21">
            <text:p>£4,889.44</text:p>
          </table:table-cell>
          <table:table-cell office:value-type="currency" office:value="25244.9" table:content-validation-name="val5" table:style-name="ce21">
            <text:p>£25,244.90</text:p>
          </table:table-cell>
          <table:table-cell office:value-type="currency" office:value="932.91" table:content-validation-name="val5" table:style-name="ce21">
            <text:p>£932.91</text:p>
          </table:table-cell>
          <table:table-cell office:value-type="currency" office:value="93511.629999999946" table:content-validation-name="val5" table:style-name="ce21">
            <text:p>£93,511.63</text:p>
          </table:table-cell>
          <table:table-cell office:value-type="currency" office:value="51276.649999999994" table:content-validation-name="val5" table:style-name="ce21">
            <text:p>£51,276.65</text:p>
          </table:table-cell>
          <table:table-cell office:value-type="currency" office:value="516144.93999999971" table:style-name="ce12">
            <text:p>£516,144.94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516144.93999999971" table:style-name="ce14">
            <text:p>£516,144.94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table:number-columns-repeated="36" table:style-name="ce16"/>
          <table:table-cell table:style-name="ce24"/>
          <table:table-cell table:number-columns-repeated="2" table:style-name="ce16"/>
          <table:table-cell table:number-columns-repeated="2" table:style-name="ce24"/>
          <table:table-cell table:number-columns-repeated="16343" table:style-name="ce16"/>
        </table:table-row>
        <table:table-row table:number-rows-repeated="4" table:style-name="ro3">
          <table:table-cell table:number-columns-repeated="36" table:style-name="ce16"/>
          <table:table-cell table:style-name="ce24"/>
          <table:table-cell table:number-columns-repeated="2" table:style-name="ce16"/>
          <table:table-cell table:number-columns-repeated="2" table:style-name="ce24"/>
          <table:table-cell table:number-columns-repeated="10" table:style-name="ce16"/>
          <table:table-cell table:number-columns-repeated="16333" table:style-name="ce1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/>
    <dc:creator/>
    <meta:creation-date>2026-04-22T10:19:06Z</meta:creation-date>
    <dc:date>2026-04-22T10:19:16Z</dc:date>
  </office:meta>
</office:document-meta>
</file>